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2b02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5dd6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8c934" officeooo:paragraph-rsid="0018c93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a6018" officeooo:paragraph-rsid="001a601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ce150" officeooo:paragraph-rsid="001ce15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dc843" officeooo:paragraph-rsid="001dc84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f66a6" officeooo:paragraph-rsid="001f66a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2313" officeooo:paragraph-rsid="0022231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b029" officeooo:paragraph-rsid="0022b02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3bac1" officeooo:paragraph-rsid="0023bac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40a79" officeooo:paragraph-rsid="0025dd67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330e8b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3a4d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5e542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b6d07" officeooo:paragraph-rsid="002b6d0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3ad62a" officeooo:paragraph-rsid="003ad62a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8c93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a6018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0b31e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2b029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3be334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cd149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5e542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3a4db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5a300f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5b54b5" style:font-size-asian="11pt" style:font-size-complex="11pt"/>
    </style:style>
    <style:style style:name="T1" style:family="text">
      <style:text-properties officeooo:rsid="001f66a6"/>
    </style:style>
    <style:style style:name="T2" style:family="text">
      <style:text-properties officeooo:rsid="0020b31e"/>
    </style:style>
    <style:style style:name="T3" style:family="text">
      <style:text-properties officeooo:rsid="00240a79"/>
    </style:style>
    <style:style style:name="T4" style:family="text">
      <style:text-properties officeooo:rsid="0025dd67"/>
    </style:style>
    <style:style style:name="T5" style:family="text">
      <style:text-properties officeooo:rsid="00260c04"/>
    </style:style>
    <style:style style:name="T6" style:family="text">
      <style:text-properties officeooo:rsid="002626be"/>
    </style:style>
    <style:style style:name="T7" style:family="text">
      <style:text-properties officeooo:rsid="00271722"/>
    </style:style>
    <style:style style:name="T8" style:family="text">
      <style:text-properties officeooo:rsid="002b7198"/>
    </style:style>
    <style:style style:name="T9" style:family="text">
      <style:text-properties officeooo:rsid="002d52e5"/>
    </style:style>
    <style:style style:name="T10" style:family="text">
      <style:text-properties officeooo:rsid="002efef0"/>
    </style:style>
    <style:style style:name="T11" style:family="text">
      <style:text-properties officeooo:rsid="0030e5c9"/>
    </style:style>
    <style:style style:name="T12" style:family="text">
      <style:text-properties officeooo:rsid="0031bde5"/>
    </style:style>
    <style:style style:name="T13" style:family="text">
      <style:text-properties officeooo:rsid="00330e8b"/>
    </style:style>
    <style:style style:name="T14" style:family="text">
      <style:text-properties officeooo:rsid="00342e9f"/>
    </style:style>
    <style:style style:name="T15" style:family="text">
      <style:text-properties officeooo:rsid="0035286b"/>
    </style:style>
    <style:style style:name="T16" style:family="text">
      <style:text-properties officeooo:rsid="00367619"/>
    </style:style>
    <style:style style:name="T17" style:family="text">
      <style:text-properties officeooo:rsid="0036d385"/>
    </style:style>
    <style:style style:name="T18" style:family="text">
      <style:text-properties officeooo:rsid="00390f85"/>
    </style:style>
    <style:style style:name="T19" style:family="text">
      <style:text-properties officeooo:rsid="0039825c"/>
    </style:style>
    <style:style style:name="T20" style:family="text">
      <style:text-properties officeooo:rsid="003b5c88"/>
    </style:style>
    <style:style style:name="T21" style:family="text">
      <style:text-properties officeooo:rsid="003eac0e"/>
    </style:style>
    <style:style style:name="T22" style:family="text">
      <style:text-properties officeooo:rsid="003f415c"/>
    </style:style>
    <style:style style:name="T23" style:family="text">
      <style:text-properties officeooo:rsid="0040ddd0"/>
    </style:style>
    <style:style style:name="T24" style:family="text">
      <style:text-properties officeooo:rsid="0041081d"/>
    </style:style>
    <style:style style:name="T25" style:family="text">
      <style:text-properties officeooo:rsid="00411561"/>
    </style:style>
    <style:style style:name="T26" style:family="text">
      <style:text-properties officeooo:rsid="0042306f"/>
    </style:style>
    <style:style style:name="T27" style:family="text">
      <style:text-properties officeooo:rsid="0043a4db"/>
    </style:style>
    <style:style style:name="T28" style:family="text">
      <style:text-properties officeooo:rsid="004477b0"/>
    </style:style>
    <style:style style:name="T29" style:family="text">
      <style:text-properties officeooo:rsid="0045e542"/>
    </style:style>
    <style:style style:name="T30" style:family="text">
      <style:text-properties officeooo:rsid="0048cb25"/>
    </style:style>
    <style:style style:name="T31" style:family="text">
      <style:text-properties officeooo:rsid="004a51fc"/>
    </style:style>
    <style:style style:name="T32" style:family="text">
      <style:text-properties officeooo:rsid="004b0876"/>
    </style:style>
    <style:style style:name="T33" style:family="text">
      <style:text-properties officeooo:rsid="004b125a"/>
    </style:style>
    <style:style style:name="T34" style:family="text">
      <style:text-properties officeooo:rsid="004cd149"/>
    </style:style>
    <style:style style:name="T35" style:family="text">
      <style:text-properties officeooo:rsid="004eb35e"/>
    </style:style>
    <style:style style:name="T36" style:family="text">
      <style:text-properties officeooo:rsid="004fe73b"/>
    </style:style>
    <style:style style:name="T37" style:family="text">
      <style:text-properties officeooo:rsid="0051cd10"/>
    </style:style>
    <style:style style:name="T38" style:family="text">
      <style:text-properties officeooo:rsid="0053a525"/>
    </style:style>
    <style:style style:name="T39" style:family="text">
      <style:text-properties officeooo:rsid="00542dfe"/>
    </style:style>
    <style:style style:name="T40" style:family="text">
      <style:text-properties officeooo:rsid="00557eeb"/>
    </style:style>
    <style:style style:name="T41" style:family="text">
      <style:text-properties officeooo:rsid="0056966a"/>
    </style:style>
    <style:style style:name="T42" style:family="text">
      <style:text-properties officeooo:rsid="0057636f"/>
    </style:style>
    <style:style style:name="T43" style:family="text">
      <style:text-properties officeooo:rsid="0057e29c"/>
    </style:style>
    <style:style style:name="T44" style:family="text">
      <style:text-properties officeooo:rsid="00585c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Exp<text:span text:style-name="T30">e</text:span>rience</text:p>
      <text:p text:style-name="P1"/>
      <text:p text:style-name="P2">portada</text:p>
      <text:p text:style-name="P3">Introducción</text:p>
      <text:p text:style-name="P4"/>
      <text:p text:style-name="P22">Objeto de proyecto:</text:p>
      <text:p text:style-name="P22"/>
      <text:p text:style-name="P7">Game Experience es una aplicación que te permite registrarte y guardar en tu propia lista videojuegos.</text:p>
      <text:p text:style-name="P7"/>
      <text:p text:style-name="P23">Lenguajes empleados:</text:p>
      <text:p text:style-name="P8"/>
      <text:p text:style-name="P8">He utilizado como lenguaje principal Symfony (framework de php muy potente).</text:p>
      <text:p text:style-name="P9">Para el estilo, he utilizado Bootstrap.</text:p>
      <text:p text:style-name="P10">Como gestor de base de datos he utilizado Mysql <text:span text:style-name="T1">y la base de datos esta metida en un docker.</text:span></text:p>
      <text:p text:style-name="P11">Como IDE, he utilizado Visual Studio Code.</text:p>
      <text:p text:style-name="P21">Para el control de versiones he utilizado <text:span text:style-name="T20">G</text:span>it.</text:p>
      <text:p text:style-name="P11"/>
      <text:p text:style-name="P24">Distribuci<text:span text:style-name="T2">ó</text:span>n:</text:p>
      <text:p text:style-name="P24"/>
      <text:p text:style-name="P24">Requisitos de los clientes:</text:p>
      <text:p text:style-name="P24"/>
      <text:p text:style-name="P12">Lo único que necesitaran los clientes/usuarios de la aplicación es un nombre de usuario y una contraseña.</text:p>
      <text:p text:style-name="P12"/>
      <text:p text:style-name="P25">Licenciamiento:</text:p>
      <text:p text:style-name="P25"/>
      <text:p text:style-name="P25"/>
      <text:p text:style-name="P25"/>
      <text:p text:style-name="P25"/>
      <text:p text:style-name="P13"/>
      <text:p text:style-name="P5">Recursos:</text:p>
      <text:p text:style-name="P25"/>
      <text:p text:style-name="P13">Respecto al hardware: mi portatil.</text:p>
      <text:p text:style-name="P13">Respecto al software: windows 10.</text:p>
      <text:p text:style-name="P14">Respecto al tiempo de desarrollo:</text:p>
      <text:p text:style-name="P14"><text:tab/>-Entre 5 y 10 horas el iniciar sesión y registro.</text:p>
      <text:p text:style-name="P14"><text:tab/>-<text:span text:style-name="T3">Entre 5 y 10 horas la creación de la base de datos e implementación de la misma.</text:span></text:p>
      <text:p text:style-name="P14"><text:tab/>-<text:span text:style-name="T3">Entre 10 y 20 horas el desarrollo del mismo.</text:span></text:p>
      <text:p text:style-name="P14"/>
      <text:p text:style-name="P14"/>
      <text:p text:style-name="P14"/>
      <text:p text:style-name="P6">Descripción de la aplicación:</text:p>
      <text:p text:style-name="P6"/>
      <text:p text:style-name="P26">Funcionamiento general:</text:p>
      <text:p text:style-name="P15">La aplicación nos permite <text:span text:style-name="T4">registrarnos e iniciar la sesión como usuarios, acceder a los videojuegos (estemos registrados o no), si estamos con la sesión iniciada, nos mostrará </text:span><text:span text:style-name="T5">la lista de juegos que tenemos, si no tenemos ninguno nos preguntará si añade alguno mientras que si tuviéramos alguno, nos mostrará los juegos que tenemos y si queremos añadir alguno más. Si pulsamos que queremos añadir algún juego más. Nos mostrará todos los videojuegos de la aplicación y si pinchamos alguno, nos mostrará los datos del videojuego y si queremos añadirlo o no. </text:span><text:span text:style-name="T6">Si el usuario es el administrador, podrá añadir, eliminar y modificar tanto usuarios como videojuegos.</text:span></text:p>
      <text:p text:style-name="P15"/>
      <text:p text:style-name="P15"/>
      <text:p text:style-name="P15"/>
      <text:p text:style-name="P26"><text:soft-page-break/>Arquitectura:</text:p>
      <text:p text:style-name="P26"/>
      <text:p text:style-name="P26"/>
      <text:p text:style-name="P26">Diseño de la base de datos:</text:p>
      <text:p text:style-name="P16">La base de datos tiene un diseño sencillo con <text:span text:style-name="T21">6</text:span> tablas:</text:p>
      <text:p text:style-name="P16"><text:tab/>-La tabla de usuarios que tiene tanto el nombre de usuario, <text:span text:style-name="T9">roles</text:span> y contraseña <text:span text:style-name="T11">e id</text:span>.</text:p>
      <text:p text:style-name="P17"><text:tab/><text:tab/><text:span text:style-name="T8">El nombre del usuario es de tipo </text:span><text:span text:style-name="T9">string</text:span><text:span text:style-name="T10">.</text:span></text:p>
      <text:p text:style-name="P17"><text:span text:style-name="T13"><text:tab/><text:tab/>E</text:span><text:span text:style-name="T10">l rol es de tipo json y nos dir</text:span><text:span text:style-name="T11">á</text:span><text:span text:style-name="T10"> que permisos tiene dicho usuario.</text:span></text:p>
      <text:p text:style-name="P17"><text:span text:style-name="T13"><text:tab/><text:tab/>L</text:span><text:span text:style-name="T11">a contraseña es de tipo string y est</text:span><text:span text:style-name="T17">á</text:span><text:span text:style-name="T11"> cifrada.</text:span></text:p>
      <text:p text:style-name="P17"><text:span text:style-name="T13"><text:tab/><text:tab/>E</text:span><text:span text:style-name="T12">l id es de tipo int, será la clave primaria y se auto incrementará.</text:span></text:p>
      <text:p text:style-name="P17"/>
      <text:p text:style-name="P16"><text:tab/>-La tabla de videojuegos que <text:span text:style-name="T7">tiene el título del videojuego, su fecha de publicación, una breve descripción </text:span><text:span text:style-name="T14">y </text:span><text:span text:style-name="T15">el id</text:span><text:span text:style-name="T7">.</text:span></text:p>
      <text:p text:style-name="P16"><text:tab/><text:tab/><text:span text:style-name="T16">El </text:span><text:span text:style-name="T17">t</text:span><text:span text:style-name="T16">ítulo es de tipo string.</text:span></text:p>
      <text:p text:style-name="P16"><text:tab/><text:tab/><text:span text:style-name="T18">La fecha de publicación es de tipo string de 4 caracteres ya que nos indica el año en el que se publico dicho juego.</text:span></text:p>
      <text:p text:style-name="P16"><text:tab/><text:tab/><text:span text:style-name="T19">La descripción es de tipo string.</text:span></text:p>
      <text:p text:style-name="P31"><text:tab/><text:tab/><text:span text:style-name="T44">El id del videojuego es de tipo int, </text:span><text:span text:style-name="T12">será la clave primaria y se auto incrementará</text:span><text:span text:style-name="T44">.</text:span></text:p>
      <text:p text:style-name="P16"/>
      <text:p text:style-name="P16"><text:tab/>-<text:span text:style-name="T22">La tabla</text:span><text:span text:style-name="T24"> </text:span><text:span text:style-name="T22">director que tiene el nombre del director, el id del videojuego al que pertenece </text:span><text:span text:style-name="T43">y el id</text:span><text:span text:style-name="T22">.</text:span></text:p>
      <text:p text:style-name="P16"><text:tab/><text:tab/><text:span text:style-name="T22">El nombre es de tipo string.</text:span></text:p>
      <text:p text:style-name="P16"><text:tab/><text:tab/><text:span text:style-name="T22">El id de</text:span><text:span text:style-name="T28">l</text:span><text:span text:style-name="T22"> videojuego es de tipo int y es una relación varios a uno </text:span><text:span text:style-name="T23">con la tabla videojuegos.</text:span></text:p>
      <text:p text:style-name="P32"><text:tab/><text:tab/><text:span text:style-name="T42">El id del director que es de tipo int</text:span><text:span text:style-name="T44">, </text:span><text:span text:style-name="T12">será la clave primaria y se auto incrementará</text:span><text:span text:style-name="T44">.</text:span></text:p>
      <text:p text:style-name="P16"/>
      <text:p text:style-name="P16"><text:tab/>-<text:span text:style-name="T24">La tabla de </text:span><text:span text:style-name="T25">g</text:span><text:span text:style-name="T26">é</text:span><text:span text:style-name="T25">nero que tiene el genero, el id del videojuego al que pertenece </text:span><text:span text:style-name="T41">y el id</text:span><text:span text:style-name="T25">.</text:span></text:p>
      <text:p text:style-name="P16"><text:tab/><text:tab/><text:span text:style-name="T26">El género es de tipo string.</text:span></text:p>
      <text:p text:style-name="P18"><text:tab/><text:tab/><text:span text:style-name="T22">El id de</text:span><text:span text:style-name="T28">l</text:span><text:span text:style-name="T22"> videojuego es de tipo int y es una relación varios a uno </text:span><text:span text:style-name="T23">con la tabla </text:span><text:span text:style-name="T27">videojuegos.</text:span></text:p>
      <text:p text:style-name="P32"><text:tab/><text:tab/><text:span text:style-name="T40">El id del genero es de tipo int</text:span><text:span text:style-name="T44">, </text:span><text:span text:style-name="T12">será la clave primaria y se auto incrementará</text:span><text:span text:style-name="T44">.</text:span></text:p>
      <text:p text:style-name="P18"/>
      <text:p text:style-name="P19"><text:tab/>-<text:span text:style-name="T29">La tabla de empresa desarrolladora que tiene la desarrolladora, el id del videojuego al que pertenece </text:span><text:span text:style-name="T37">y el id</text:span><text:span text:style-name="T29">.</text:span></text:p>
      <text:p text:style-name="P18"><text:tab/><text:tab/><text:span text:style-name="T29">La desarrolladora es de tipo string.</text:span></text:p>
      <text:p text:style-name="P19"><text:tab/><text:tab/><text:span text:style-name="T22">El id de</text:span><text:span text:style-name="T28">l</text:span><text:span text:style-name="T22"> videojuego es de tipo int y es una relación varios a uno </text:span><text:span text:style-name="T23">con la tabla </text:span><text:span text:style-name="T27">videojuegos.</text:span></text:p>
      <text:p text:style-name="P32"><text:tab/><text:tab/><text:span text:style-name="T38">El id </text:span><text:span text:style-name="T39">de la empresa </text:span><text:span text:style-name="T38">es de tipo in </text:span><text:span text:style-name="T44">, </text:span><text:span text:style-name="T12">será la clave primaria y se auto incrementará</text:span><text:span text:style-name="T44">.</text:span></text:p>
      <text:p text:style-name="P16"/>
      <text:p text:style-name="P16"><text:tab/>-<text:span text:style-name="T31">La tabla de lista juegos que tiene los id de usuarios, los id de videojuego, comentarios </text:span><text:span text:style-name="T35">del usuario sobre el juego</text:span><text:span text:style-name="T31"> y el id.</text:span></text:p>
      <text:p text:style-name="P28"><text:tab/><text:tab/><text:span text:style-name="T31">El id usuar</text:span><text:span text:style-name="T32">io es </text:span><text:span text:style-name="T34">de tipo int y es</text:span><text:span text:style-name="T32"> una relación varios a uno con la tabla </text:span><text:span text:style-name="T33">usuarios.</text:span></text:p>
      <text:p text:style-name="P16"><text:tab/><text:tab/><text:span text:style-name="T34">El id videojuego es de tipo int y es una relación varios a uno con la tabla videojuego.</text:span></text:p>
      <text:p text:style-name="P16"><text:tab/><text:tab/><text:span text:style-name="T35">El comentario es de tipo string.</text:span></text:p>
      <text:p text:style-name="P32"><text:tab/><text:tab/><text:span text:style-name="T36">El id de la lista que es de tipo int</text:span><text:span text:style-name="T44">, </text:span><text:span text:style-name="T12">será la clave primaria y se auto incrementará</text:span><text:span text:style-name="T44">.</text:span></text:p>
      <text:p text:style-name="P16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08:38:46.647000000</meta:creation-date>
    <dc:date>2022-11-30T10:00:57.419000000</dc:date>
    <meta:editing-duration>PT4H2M47S</meta:editing-duration>
    <meta:editing-cycles>63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55" meta:word-count="680" meta:character-count="3773" meta:non-whitespace-character-count="3097"/>
  </office:meta>
</office:document-meta>
</file>